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12.437cm" svg:y="0.471cm">
            <draw:object draw:notify-on-update-of-ranges="Sheet1.A1:Sheet1.A1 Sheet1.A2:Sheet1.A6 Sheet1.B1:Sheet1.B1 Sheet1.B2:Sheet1.B6 Sheet1.C2:Sheet1.C6 Sheet1.C2:Sheet1.C6 Sheet1.A1:Sheet1.A1 Sheet1.A2:Sheet1.A6 Sheet1.D1:Sheet1.D1 Sheet1.D2:Sheet1.D6 Sheet1.E2:Sheet1.E6 Sheet1.E2:Sheet1.E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DNA</text:p>
          </table:table-cell>
          <table:table-cell office:value-type="string">
            <text:p>AND</text:p>
          </table:table-cell>
          <table:table-cell/>
          <table:table-cell office:value-type="string">
            <text:p>ALE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36980093404">
            <text:p>0.7369800934</text:p>
          </table:table-cell>
          <table:table-cell office:value-type="float" office:value="0.0853537761851">
            <text:p>0.0853537762</text:p>
          </table:table-cell>
          <table:table-cell office:value-type="float" office:value="0.812435028493">
            <text:p>0.8124350285</text:p>
          </table:table-cell>
          <table:table-cell office:value-type="float" office:value="0.132733105603">
            <text:p>0.132733105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616098386181">
            <text:p>0.6160983862</text:p>
          </table:table-cell>
          <table:table-cell office:value-type="float" office:value="0.121457852993">
            <text:p>0.121457853</text:p>
          </table:table-cell>
          <table:table-cell office:value-type="float" office:value="0.67278754141">
            <text:p>0.6727875414</text:p>
          </table:table-cell>
          <table:table-cell office:value-type="float" office:value="0.160082603001">
            <text:p>0.16008260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418422827061">
            <text:p>0.4184228271</text:p>
          </table:table-cell>
          <table:table-cell office:value-type="float" office:value="0.113833232578">
            <text:p>0.1138332326</text:p>
          </table:table-cell>
          <table:table-cell office:value-type="float" office:value="0.393973159826">
            <text:p>0.3939731598</text:p>
          </table:table-cell>
          <table:table-cell office:value-type="float" office:value="-0.172814534161">
            <text:p>-0.17281453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261962234372">
            <text:p>0.2619622344</text:p>
          </table:table-cell>
          <table:table-cell office:value-type="float" office:value="0.092165440279">
            <text:p>0.0921654403</text:p>
          </table:table-cell>
          <table:table-cell office:value-type="float" office:value="0.210995379909">
            <text:p>0.2109953799</text:p>
          </table:table-cell>
          <table:table-cell office:value-type="float" office:value="-0.135838917898">
            <text:p>-0.135838917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88978529522">
            <text:p>0.1889785295</text:p>
          </table:table-cell>
          <table:table-cell office:value-type="float" office:value="-0.0774847550579">
            <text:p>-0.0774847551</text:p>
          </table:table-cell>
          <table:table-cell office:value-type="float" office:value="0.126102587468">
            <text:p>0.1261025875</text:p>
          </table:table-cell>
          <table:table-cell office:value-type="float" office:value="-0.118882389746">
            <text:p>-0.1188823897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3T14:52:39</meta:creation-date>
    <dc:date>2014-04-03T15:04:19</dc:date>
    <meta:editing-duration>P0D</meta:editing-duration>
    <meta:editing-cycles>1</meta:editing-cycles>
    <meta:document-statistic meta:table-count="3" meta:cell-count="28" meta:object-count="1"/>
    <meta:generator>LibreOffice/3.5$Linux_X86_64 LibreOffice_project/350m1$Build-2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Sheet1.C2:Sheet1.C6" chart:error-lower-range="Sheet1.C2:Sheet1.C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category="cell-range"/>
    </style:style>
    <style:style style:name="ch9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Sheet1.E2:Sheet1.E6" chart:error-lower-range="Sheet1.E2:Sheet1.E6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45cm" svg:y="3.952cm" style:legend-expansion="high" chart:style-name="ch2"/>
        <chart:plot-area chart:style-name="ch3" table:cell-range-address="Sheet1.A1:Sheet1.B6 Sheet1.D1:Sheet1.D6" chart:data-source-has-labels="row" svg:x="0.77cm" svg:y="0.855cm" svg:width="12.935cm" svg:height="7.545cm">
          <chartooo:coordinate-region svg:x="1.497cm" svg:y="1.054cm" svg:width="12.021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scatter">
            <chart:domain table:cell-range-address="Sheet1.A2:Sheet1.A6"/>
            <chart:error-indicator chart:style-name="ch8" chart:dimension="y"/>
            <chart:data-point chart:repeated="5"/>
          </chart:series>
          <chart:series chart:style-name="ch9" chart:values-cell-range-address="Sheet1.D2:Sheet1.D6" chart:label-cell-address="Sheet1.D1:Sheet1.D1" chart:class="chart:scatter">
            <chart:error-indicator chart:style-name="ch8" chart:dimension="y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D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ALEX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:Sheet1.A6</svg:desc>
                </draw:g>
              </table:table-cell>
              <table:table-cell office:value-type="float" office:value="0.736980093404">
                <text:p>0.736980093404</text:p>
                <draw:g>
                  <svg:desc>Sheet1.B2:Sheet1.B6</svg:desc>
                </draw:g>
              </table:table-cell>
              <table:table-cell office:value-type="float" office:value="0.0853537761851">
                <text:p>0.0853537761851</text:p>
                <draw:g>
                  <svg:desc>Sheet1.C2:Sheet1.C6</svg:desc>
                </draw:g>
              </table:table-cell>
              <table:table-cell office:value-type="float" office:value="0.0853537761851">
                <text:p>0.0853537761851</text:p>
                <draw:g>
                  <svg:desc>Sheet1.C2:Sheet1.C6</svg:desc>
                </draw:g>
              </table:table-cell>
              <table:table-cell office:value-type="float" office:value="0.812435028493">
                <text:p>0.812435028493</text:p>
                <draw:g>
                  <svg:desc>Sheet1.D2:Sheet1.D6</svg:desc>
                </draw:g>
              </table:table-cell>
              <table:table-cell office:value-type="float" office:value="0.132733105603">
                <text:p>0.132733105603</text:p>
                <draw:g>
                  <svg:desc>Sheet1.E2:Sheet1.E6</svg:desc>
                </draw:g>
              </table:table-cell>
              <table:table-cell office:value-type="float" office:value="0.132733105603">
                <text:p>0.132733105603</text:p>
                <draw:g>
                  <svg:desc>Sheet1.E2:Sheet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616098386181">
                <text:p>0.616098386181</text:p>
              </table:table-cell>
              <table:table-cell office:value-type="float" office:value="0.121457852993">
                <text:p>0.121457852993</text:p>
              </table:table-cell>
              <table:table-cell office:value-type="float" office:value="0.121457852993">
                <text:p>0.121457852993</text:p>
              </table:table-cell>
              <table:table-cell office:value-type="float" office:value="0.67278754141">
                <text:p>0.67278754141</text:p>
              </table:table-cell>
              <table:table-cell office:value-type="float" office:value="0.160082603001">
                <text:p>0.160082603001</text:p>
              </table:table-cell>
              <table:table-cell office:value-type="float" office:value="0.160082603001">
                <text:p>0.160082603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418422827061">
                <text:p>0.418422827061</text:p>
              </table:table-cell>
              <table:table-cell office:value-type="float" office:value="0.113833232578">
                <text:p>0.113833232578</text:p>
              </table:table-cell>
              <table:table-cell office:value-type="float" office:value="0.113833232578">
                <text:p>0.113833232578</text:p>
              </table:table-cell>
              <table:table-cell office:value-type="float" office:value="0.393973159826">
                <text:p>0.393973159826</text:p>
              </table:table-cell>
              <table:table-cell office:value-type="float" office:value="-0.172814534161">
                <text:p>-0.172814534161</text:p>
              </table:table-cell>
              <table:table-cell office:value-type="float" office:value="-0.172814534161">
                <text:p>-0.172814534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261962234372">
                <text:p>0.261962234372</text:p>
              </table:table-cell>
              <table:table-cell office:value-type="float" office:value="0.092165440279">
                <text:p>0.092165440279</text:p>
              </table:table-cell>
              <table:table-cell office:value-type="float" office:value="0.092165440279">
                <text:p>0.092165440279</text:p>
              </table:table-cell>
              <table:table-cell office:value-type="float" office:value="0.210995379909">
                <text:p>0.210995379909</text:p>
              </table:table-cell>
              <table:table-cell office:value-type="float" office:value="-0.135838917898">
                <text:p>-0.135838917898</text:p>
              </table:table-cell>
              <table:table-cell office:value-type="float" office:value="-0.135838917898">
                <text:p>-0.1358389178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188978529522">
                <text:p>0.188978529522</text:p>
              </table:table-cell>
              <table:table-cell office:value-type="float" office:value="-0.0774847550579">
                <text:p>-0.0774847550579</text:p>
              </table:table-cell>
              <table:table-cell office:value-type="float" office:value="-0.0774847550579">
                <text:p>-0.0774847550579</text:p>
              </table:table-cell>
              <table:table-cell office:value-type="float" office:value="0.126102587468">
                <text:p>0.126102587468</text:p>
              </table:table-cell>
              <table:table-cell office:value-type="float" office:value="-0.118882389746">
                <text:p>-0.118882389746</text:p>
              </table:table-cell>
              <table:table-cell office:value-type="float" office:value="-0.118882389746">
                <text:p>-0.1188823897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